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C000003F04A29F99D.png" manifest:media-type="image/png"/>
  <manifest:file-entry manifest:full-path="Pictures/10000000000004B800000552021147FA.png" manifest:media-type="image/png"/>
  <manifest:file-entry manifest:full-path="Pictures/100000000000025F00000290F19AD8A8.png" manifest:media-type="image/png"/>
  <manifest:file-entry manifest:full-path="Pictures/10000000000005AE000003A80F1AFCD3.png" manifest:media-type="image/png"/>
  <manifest:file-entry manifest:full-path="Pictures/10000000000005B0000002BC64B72DE6.png" manifest:media-type="image/png"/>
  <manifest:file-entry manifest:full-path="Pictures/10000000000004BE000004A27B37EBB7.png" manifest:media-type="image/png"/>
  <manifest:file-entry manifest:full-path="Pictures/10000000000005B4000004061B2FA6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53cm" svg:height="18.167cm" svg:x="1.362cm" svg:y="1.691cm">
          <draw:image xlink:href="Pictures/10000000000005B4000004061B2FA6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5.682cm" svg:height="12.346cm" svg:x="1.398cm" svg:y="4.438cm">
          <draw:image xlink:href="Pictures/10000000000005B0000002BC64B72D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0.574cm" svg:height="20.492cm" svg:x="3.302cm" svg:y="0.508cm">
          <draw:image xlink:href="Pictures/100000000000025F00000290F19AD8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624cm" svg:height="20.999cm" svg:x="4.927cm" svg:y="0.111cm">
          <draw:image xlink:href="Pictures/10000000000004B800000552021147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1.413cm" svg:height="20.919cm" svg:x="3.479cm" svg:y="0.081cm">
          <draw:image xlink:href="Pictures/10000000000004BE000004A27B37EB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5.647cm" svg:height="16.509cm" svg:x="1.531cm" svg:y="2.033cm">
          <draw:image xlink:href="Pictures/10000000000005AE000003A80F1AFC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5.611cm" svg:height="17.779cm" svg:x="1.524cm" svg:y="1.778cm">
          <draw:image xlink:href="Pictures/10000000000005AC000003F04A29F9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1:13:19.829312000</meta:creation-date>
    <dc:date>2015-06-25T11:52:55.762611000</dc:date>
    <meta:editing-duration>PT6M10S</meta:editing-duration>
    <meta:editing-cycles>5</meta:editing-cycles>
    <meta:generator>LibreOffice/4.3.0.4$MacOSX_X86_64 LibreOffice_project/62ad5818884a2fc2e5780dd45466868d41009ec0</meta:generator>
    <meta:document-statistic meta:object-count="42"/>
  </office:meta>
</office:document-meta>
</file>